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9">
        <text:h text:style-name="Heading_20_3" text:outline-level="3"><text:s/>Personas (only LO)</text:h>
        <text:p text:style-name="Text_20_body_20_indent_20_Organon"><text:bookmark text:name="result_box2"/>Under "Design: Personas" in the Organon settings Personas can quickly and easily be created, as well as existing ones can be set or cleared.<text:line-break/></text:p>
        <text:list xml:id="list5873045487654983022" text:style-name="L1">
          <text:list-item>
            <text:p text:style-name="P1">To set a Persona, a persona has to be selected in the left column. The font color is determined by font color displayed in the middle column. Press "use Persona".</text:p>
          </text:list-item>
          <text:list-item>
            <text:p text:style-name="P1">To remove a Persona, select a Persona and choose "Delete Persona".</text:p>
          </text:list-item>
          <text:list-item>
            <text:p text:style-name="P1">To create a new persona, a name must be entered in the text box in the right column. There are the following possibilities of creation:</text:p>
            <text:list>
              <text:list-item>
                <text:p text:style-name="P1">Monochrome: select "Background Color" only.</text:p>
              </text:list-item>
              <text:list-item>
                <text:p text:style-name="P1">Gradient: Select "Background Gradient". Organon creates a simple vertical gradient from the background color and the background gradient.</text:p>
              </text:list-item>
              <text:list-item>
                <text:p text:style-name="P1">User: Organon creates a Persona from the image selected by the user. The image file must have the minimum dimensions 2500px * 200px, since it otherwise won't be found and used later on.</text:p>
              </text:list-item>
            </text:list>
          </text:list-item>
        </text:list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8" meta:word-count="155" meta:character-count="894"/>
    <dc:date>2015-06-29T12:37:49.51</dc:date>
    <meta:editing-duration>P0D</meta:editing-duration>
    <meta:editing-cycles>1</meta:editing-cycles>
    <meta:generator>OpenOffice/4.1.1$Win32 OpenOffice.org_project/411m6$Build-9775</meta:generator>
  </office:meta>
</office:document-meta>
</file>